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Liberation Mono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style:font-name="Liberation Mono1"/>
    </style:style>
    <style:style style:name="ce3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start" fo:margin-left="0mm"/>
      <style:text-properties style:font-name="Liberation Mono1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Liberation Mono1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start" fo:margin-left="0mm"/>
      <style:text-properties style:font-name="Liberation Mono1"/>
    </style:style>
    <style:style style:name="ce39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Liberation Mono1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1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5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ld_result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13"/>
        <table:table-column table:style-name="co1" table:number-columns-repeated="11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Piano</text:p>
          </table:table-cell>
          <table:covered-table-cell table:number-columns-repeated="2" table:style-name="ce7"/>
          <table:covered-table-cell table:style-name="ce12"/>
          <table:table-cell/>
          <table:table-cell table:style-name="ce16" office:value-type="string" calcext:value-type="string" table:number-columns-spanned="4" table:number-rows-spanned="1">
            <text:p>Average Resul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um partials</text:p>
          </table:table-cell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/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.380357" calcext:value-type="float">
            <text:p>21.380357</text:p>
          </table:table-cell>
          <table:table-cell office:value-type="float" office:value="32.353563" calcext:value-type="float">
            <text:p>32.353563</text:p>
          </table:table-cell>
          <table:table-cell office:value-type="float" office:value="21.80036" calcext:value-type="float">
            <text:p>21.80036</text:p>
          </table:table-cell>
          <table:table-cell office:value-type="float" office:value="0.0193063967427628" calcext:value-type="float">
            <text:p>0.019306396742763</text:p>
          </table:table-cell>
          <table:table-cell/>
          <table:table-cell table:formula="of:=AVERAGE([.C4]; [.C16]; [.C28])" office:value-type="float" office:value="21.7014463333333" calcext:value-type="float">
            <text:p>21.7014463333333</text:p>
          </table:table-cell>
          <table:table-cell table:formula="of:=AVERAGE([.D4]; [.D16]; [.D28])" office:value-type="float" office:value="35.7854303333333" calcext:value-type="float">
            <text:p>35.7854303333333</text:p>
          </table:table-cell>
          <table:table-cell table:formula="of:=AVERAGE([.E4]; [.E16]; [.E28])" office:value-type="float" office:value="21.995015" calcext:value-type="float">
            <text:p>21.995015</text:p>
          </table:table-cell>
          <table:table-cell table:formula="of:=AVERAGE([.F4]; [.F16]; [.F28])" office:value-type="float" office:value="0.0307867820878932" calcext:value-type="float">
            <text:p>0.030786782087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.584114" calcext:value-type="float">
            <text:p>23.584114</text:p>
          </table:table-cell>
          <table:table-cell office:value-type="float" office:value="29.795773" calcext:value-type="float">
            <text:p>29.795773</text:p>
          </table:table-cell>
          <table:table-cell office:value-type="float" office:value="25.174638" calcext:value-type="float">
            <text:p>25.174638</text:p>
          </table:table-cell>
          <table:table-cell office:value-type="float" office:value="0.00922514667887944" calcext:value-type="float">
            <text:p>0.009225146678879</text:p>
          </table:table-cell>
          <table:table-cell/>
          <table:table-cell table:formula="of:=AVERAGE([.C5]; [.C17]; [.C29])" office:value-type="float" office:value="23.459011" calcext:value-type="float">
            <text:p>23.459011</text:p>
          </table:table-cell>
          <table:table-cell table:formula="of:=AVERAGE([.D5]; [.D17]; [.D29])" office:value-type="float" office:value="32.79925" calcext:value-type="float">
            <text:p>32.79925</text:p>
          </table:table-cell>
          <table:table-cell table:formula="of:=AVERAGE([.E5]; [.E17]; [.E29])" office:value-type="float" office:value="25.2197263333333" calcext:value-type="float">
            <text:p>25.2197263333333</text:p>
          </table:table-cell>
          <table:table-cell table:formula="of:=AVERAGE([.F5]; [.F17]; [.F29])" office:value-type="float" office:value="0.0182595744332825" calcext:value-type="float">
            <text:p>0.018259574433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585384" calcext:value-type="float">
            <text:p>23.585384</text:p>
          </table:table-cell>
          <table:table-cell office:value-type="float" office:value="29.10225" calcext:value-type="float">
            <text:p>29.10225</text:p>
          </table:table-cell>
          <table:table-cell office:value-type="float" office:value="25.414608" calcext:value-type="float">
            <text:p>25.414608</text:p>
          </table:table-cell>
          <table:table-cell office:value-type="float" office:value="0.00664433391190014" calcext:value-type="float">
            <text:p>0.0066443339119</text:p>
          </table:table-cell>
          <table:table-cell/>
          <table:table-cell table:formula="of:=AVERAGE([.C6]; [.C18]; [.C30])" office:value-type="float" office:value="23.0659896666667" calcext:value-type="float">
            <text:p>23.0659896666667</text:p>
          </table:table-cell>
          <table:table-cell table:formula="of:=AVERAGE([.D6]; [.D18]; [.D30])" office:value-type="float" office:value="31.050515" calcext:value-type="float">
            <text:p>31.050515</text:p>
          </table:table-cell>
          <table:table-cell table:formula="of:=AVERAGE([.E6]; [.E18]; [.E30])" office:value-type="float" office:value="24.56615" calcext:value-type="float">
            <text:p>24.56615</text:p>
          </table:table-cell>
          <table:table-cell table:formula="of:=AVERAGE([.F6]; [.F18]; [.F30])" office:value-type="float" office:value="0.0113727537333601" calcext:value-type="float">
            <text:p>0.01137275373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301619" calcext:value-type="float">
            <text:p>23.301619</text:p>
          </table:table-cell>
          <table:table-cell office:value-type="float" office:value="29.000422" calcext:value-type="float">
            <text:p>29.000422</text:p>
          </table:table-cell>
          <table:table-cell office:value-type="float" office:value="24.913419" calcext:value-type="float">
            <text:p>24.913419</text:p>
          </table:table-cell>
          <table:table-cell office:value-type="float" office:value="0.00541942900761759" calcext:value-type="float">
            <text:p>0.005419429007618</text:p>
          </table:table-cell>
          <table:table-cell/>
          <table:table-cell table:formula="of:=AVERAGE([.C7]; [.C19]; [.C31])" office:value-type="float" office:value="23.356059" calcext:value-type="float">
            <text:p>23.356059</text:p>
          </table:table-cell>
          <table:table-cell table:formula="of:=AVERAGE([.D7]; [.D19]; [.D31])" office:value-type="float" office:value="31.009029" calcext:value-type="float">
            <text:p>31.009029</text:p>
          </table:table-cell>
          <table:table-cell table:formula="of:=AVERAGE([.E7]; [.E19]; [.E31])" office:value-type="float" office:value="24.516395" calcext:value-type="float">
            <text:p>24.516395</text:p>
          </table:table-cell>
          <table:table-cell table:formula="of:=AVERAGE([.F7]; [.F19]; [.F31])" office:value-type="float" office:value="0.00787862373419209" calcext:value-type="float">
            <text:p>0.00787862373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.291971" calcext:value-type="float">
            <text:p>23.291971</text:p>
          </table:table-cell>
          <table:table-cell office:value-type="float" office:value="29.340891" calcext:value-type="float">
            <text:p>29.340891</text:p>
          </table:table-cell>
          <table:table-cell office:value-type="float" office:value="24.77728" calcext:value-type="float">
            <text:p>24.77728</text:p>
          </table:table-cell>
          <table:table-cell office:value-type="float" office:value="0.00462143442716027" calcext:value-type="float">
            <text:p>0.00462143442716</text:p>
          </table:table-cell>
          <table:table-cell/>
          <table:table-cell table:formula="of:=AVERAGE([.C8]; [.C20]; [.C32])" office:value-type="float" office:value="23.429795" calcext:value-type="float">
            <text:p>23.429795</text:p>
          </table:table-cell>
          <table:table-cell table:formula="of:=AVERAGE([.D8]; [.D20]; [.D32])" office:value-type="float" office:value="30.9855993333333" calcext:value-type="float">
            <text:p>30.9855993333333</text:p>
          </table:table-cell>
          <table:table-cell table:formula="of:=AVERAGE([.E8]; [.E20]; [.E32])" office:value-type="float" office:value="24.4659546666667" calcext:value-type="float">
            <text:p>24.4659546666667</text:p>
          </table:table-cell>
          <table:table-cell table:formula="of:=AVERAGE([.F8]; [.F20]; [.F32])" office:value-type="float" office:value="0.00628436642388709" calcext:value-type="float">
            <text:p>0.006284366423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.237894" calcext:value-type="float">
            <text:p>23.237894</text:p>
          </table:table-cell>
          <table:table-cell office:value-type="float" office:value="29.219931" calcext:value-type="float">
            <text:p>29.219931</text:p>
          </table:table-cell>
          <table:table-cell office:value-type="float" office:value="24.687571" calcext:value-type="float">
            <text:p>24.687571</text:p>
          </table:table-cell>
          <table:table-cell office:value-type="float" office:value="0.00415761339338892" calcext:value-type="float">
            <text:p>0.004157613393389</text:p>
          </table:table-cell>
          <table:table-cell/>
          <table:table-cell table:formula="of:=AVERAGE([.C9]; [.C21]; [.C33])" office:value-type="float" office:value="23.285898" calcext:value-type="float">
            <text:p>23.285898</text:p>
          </table:table-cell>
          <table:table-cell table:formula="of:=AVERAGE([.D9]; [.D21]; [.D33])" office:value-type="float" office:value="31.1007756666667" calcext:value-type="float">
            <text:p>31.1007756666667</text:p>
          </table:table-cell>
          <table:table-cell table:formula="of:=AVERAGE([.E9]; [.E21]; [.E33])" office:value-type="float" office:value="24.26859" calcext:value-type="float">
            <text:p>24.26859</text:p>
          </table:table-cell>
          <table:table-cell table:formula="of:=AVERAGE([.F9]; [.F21]; [.F33])" office:value-type="float" office:value="0.00532216827433768" calcext:value-type="float">
            <text:p>0.005322168274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3.187698" calcext:value-type="float">
            <text:p>23.187698</text:p>
          </table:table-cell>
          <table:table-cell office:value-type="float" office:value="29.213379" calcext:value-type="float">
            <text:p>29.213379</text:p>
          </table:table-cell>
          <table:table-cell office:value-type="float" office:value="24.623496" calcext:value-type="float">
            <text:p>24.623496</text:p>
          </table:table-cell>
          <table:table-cell office:value-type="float" office:value="0.00412821312221121" calcext:value-type="float">
            <text:p>0.004128213122211</text:p>
          </table:table-cell>
          <table:table-cell/>
          <table:table-cell table:formula="of:=AVERAGE([.C10]; [.C22]; [.C34])" office:value-type="float" office:value="23.3252253333333" calcext:value-type="float">
            <text:p>23.3252253333333</text:p>
          </table:table-cell>
          <table:table-cell table:formula="of:=AVERAGE([.D10]; [.D22]; [.D34])" office:value-type="float" office:value="31.1385113333333" calcext:value-type="float">
            <text:p>31.1385113333333</text:p>
          </table:table-cell>
          <table:table-cell table:formula="of:=AVERAGE([.E10]; [.E22]; [.E34])" office:value-type="float" office:value="24.312239" calcext:value-type="float">
            <text:p>24.312239</text:p>
          </table:table-cell>
          <table:table-cell table:formula="of:=AVERAGE([.F10]; [.F22]; [.F34])" office:value-type="float" office:value="0.00507822642334022" calcext:value-type="float">
            <text:p>0.00507822642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.177226" calcext:value-type="float">
            <text:p>23.177226</text:p>
          </table:table-cell>
          <table:table-cell office:value-type="float" office:value="29.203932" calcext:value-type="float">
            <text:p>29.203932</text:p>
          </table:table-cell>
          <table:table-cell office:value-type="float" office:value="24.610728" calcext:value-type="float">
            <text:p>24.610728</text:p>
          </table:table-cell>
          <table:table-cell office:value-type="float" office:value="0.00413193814749675" calcext:value-type="float">
            <text:p>0.004131938147497</text:p>
          </table:table-cell>
          <table:table-cell/>
          <table:table-cell table:formula="of:=AVERAGE([.C11]; [.C23]; [.C35])" office:value-type="float" office:value="23.312587" calcext:value-type="float">
            <text:p>23.312587</text:p>
          </table:table-cell>
          <table:table-cell table:formula="of:=AVERAGE([.D11]; [.D23]; [.D35])" office:value-type="float" office:value="31.1261493333333" calcext:value-type="float">
            <text:p>31.1261493333333</text:p>
          </table:table-cell>
          <table:table-cell table:formula="of:=AVERAGE([.E11]; [.E23]; [.E35])" office:value-type="float" office:value="24.29898" calcext:value-type="float">
            <text:p>24.29898</text:p>
          </table:table-cell>
          <table:table-cell table:formula="of:=AVERAGE([.F11]; [.F23]; [.F35])" office:value-type="float" office:value="0.00507617813416767" calcext:value-type="float">
            <text:p>0.005076178134168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Num partials</text:p>
          </table:table-cell>
          <table:table-cell table:style-name="ce18" office:value-type="string" calcext:value-type="string" table:number-columns-spanned="4" table:number-rows-spanned="1">
            <text:p>Guitar</text:p>
          </table:table-cell>
          <table:covered-table-cell table:number-columns-repeated="2" table:style-name="ce7"/>
          <table:covered-table-cell table:style-name="ce14"/>
          <table:table-cell table:style-name="ce15" table:number-columns-repeated="8"/>
          <table:table-cell table:style-name="ce8" table:number-columns-repeated="3"/>
        </table:table-row>
        <table:table-row table:style-name="ro1">
          <table:table-cell/>
          <table:covered-table-cell table:style-name="Default"/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8.14492" calcext:value-type="float">
            <text:p>18.14492</text:p>
          </table:table-cell>
          <table:table-cell table:style-name="ce8" office:value-type="float" office:value="30.029136" calcext:value-type="float">
            <text:p>30.029136</text:p>
          </table:table-cell>
          <table:table-cell table:style-name="ce10" office:value-type="float" office:value="18.553755" calcext:value-type="float">
            <text:p>18.553755</text:p>
          </table:table-cell>
          <table:table-cell office:value-type="float" office:value="0.0237154126227726" calcext:value-type="float">
            <text:p>0.0237154126227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.554457" calcext:value-type="float">
            <text:p>15.554457</text:p>
          </table:table-cell>
          <table:table-cell office:value-type="float" office:value="24.434797" calcext:value-type="float">
            <text:p>24.434797</text:p>
          </table:table-cell>
          <table:table-cell office:value-type="float" office:value="18.847648" calcext:value-type="float">
            <text:p>18.847648</text:p>
          </table:table-cell>
          <table:table-cell office:value-type="float" office:value="0.0197424189126399" calcext:value-type="float">
            <text:p>0.01974241891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786655" calcext:value-type="float">
            <text:p>14.786655</text:p>
          </table:table-cell>
          <table:table-cell office:value-type="float" office:value="25.59074" calcext:value-type="float">
            <text:p>25.59074</text:p>
          </table:table-cell>
          <table:table-cell office:value-type="float" office:value="15.845354" calcext:value-type="float">
            <text:p>15.845354</text:p>
          </table:table-cell>
          <table:table-cell office:value-type="float" office:value="0.0154029445407791" calcext:value-type="float">
            <text:p>0.015402944540779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.671391" calcext:value-type="float">
            <text:p>16.671391</text:p>
          </table:table-cell>
          <table:table-cell office:value-type="float" office:value="27.016905" calcext:value-type="float">
            <text:p>27.016905</text:p>
          </table:table-cell>
          <table:table-cell office:value-type="float" office:value="17.439545" calcext:value-type="float">
            <text:p>17.439545</text:p>
          </table:table-cell>
          <table:table-cell office:value-type="float" office:value="0.011421821418189" calcext:value-type="float">
            <text:p>0.011421821418189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.971023" calcext:value-type="float">
            <text:p>16.971023</text:p>
          </table:table-cell>
          <table:table-cell office:value-type="float" office:value="25.725356" calcext:value-type="float">
            <text:p>25.725356</text:p>
          </table:table-cell>
          <table:table-cell office:value-type="float" office:value="17.794455" calcext:value-type="float">
            <text:p>17.794455</text:p>
          </table:table-cell>
          <table:table-cell office:value-type="float" office:value="0.00862246556110521" calcext:value-type="float">
            <text:p>0.008622465561105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.881707" calcext:value-type="float">
            <text:p>16.881707</text:p>
          </table:table-cell>
          <table:table-cell office:value-type="float" office:value="25.807226" calcext:value-type="float">
            <text:p>25.807226</text:p>
          </table:table-cell>
          <table:table-cell office:value-type="float" office:value="17.678042" calcext:value-type="float">
            <text:p>17.678042</text:p>
          </table:table-cell>
          <table:table-cell office:value-type="float" office:value="0.00677440868819156" calcext:value-type="float">
            <text:p>0.006774408688192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.052767" calcext:value-type="float">
            <text:p>17.052767</text:p>
          </table:table-cell>
          <table:table-cell office:value-type="float" office:value="25.909614" calcext:value-type="float">
            <text:p>25.909614</text:p>
          </table:table-cell>
          <table:table-cell office:value-type="float" office:value="17.879545" calcext:value-type="float">
            <text:p>17.879545</text:p>
          </table:table-cell>
          <table:table-cell office:value-type="float" office:value="0.00614006584141205" calcext:value-type="float">
            <text:p>0.006140065841412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.026788" calcext:value-type="float">
            <text:p>17.026788</text:p>
          </table:table-cell>
          <table:table-cell office:value-type="float" office:value="25.878953" calcext:value-type="float">
            <text:p>25.878953</text:p>
          </table:table-cell>
          <table:table-cell office:value-type="float" office:value="17.855173" calcext:value-type="float">
            <text:p>17.855173</text:p>
          </table:table-cell>
          <table:table-cell office:value-type="float" office:value="0.00613769351095886" calcext:value-type="float">
            <text:p>0.006137693510959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Num partials</text:p>
          </table:table-cell>
          <table:table-cell table:style-name="ce18" office:value-type="string" calcext:value-type="string" table:number-columns-spanned="4" table:number-rows-spanned="1">
            <text:p>Clarinet</text:p>
          </table:table-cell>
          <table:covered-table-cell table:style-name="ce7"/>
          <table:covered-table-cell table:style-name="ce11"/>
          <table:covered-table-cell table:style-name="ce14"/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covered-table-cell table:style-name="Default"/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5.579062" calcext:value-type="float">
            <text:p>25.579062</text:p>
          </table:table-cell>
          <table:table-cell table:style-name="ce8" office:value-type="float" office:value="44.973592" calcext:value-type="float">
            <text:p>44.973592</text:p>
          </table:table-cell>
          <table:table-cell table:style-name="ce10" office:value-type="float" office:value="25.63093" calcext:value-type="float">
            <text:p>25.63093</text:p>
          </table:table-cell>
          <table:table-cell office:value-type="float" office:value="0.0493385368981441" calcext:value-type="float">
            <text:p>0.049338536898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.238462" calcext:value-type="float">
            <text:p>31.238462</text:p>
          </table:table-cell>
          <table:table-cell office:value-type="float" office:value="44.16718" calcext:value-type="float">
            <text:p>44.16718</text:p>
          </table:table-cell>
          <table:table-cell office:value-type="float" office:value="31.636893" calcext:value-type="float">
            <text:p>31.636893</text:p>
          </table:table-cell>
          <table:table-cell office:value-type="float" office:value="0.0258111577083282" calcext:value-type="float">
            <text:p>0.025811157708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.82593" calcext:value-type="float">
            <text:p>30.82593</text:p>
          </table:table-cell>
          <table:table-cell office:value-type="float" office:value="38.458555" calcext:value-type="float">
            <text:p>38.458555</text:p>
          </table:table-cell>
          <table:table-cell office:value-type="float" office:value="32.438488" calcext:value-type="float">
            <text:p>32.438488</text:p>
          </table:table-cell>
          <table:table-cell office:value-type="float" office:value="0.012070982747401" calcext:value-type="float">
            <text:p>0.0120709827474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.095167" calcext:value-type="float">
            <text:p>30.095167</text:p>
          </table:table-cell>
          <table:table-cell office:value-type="float" office:value="37.00976" calcext:value-type="float">
            <text:p>37.00976</text:p>
          </table:table-cell>
          <table:table-cell office:value-type="float" office:value="31.196221" calcext:value-type="float">
            <text:p>31.196221</text:p>
          </table:table-cell>
          <table:table-cell office:value-type="float" office:value="0.00679462077676966" calcext:value-type="float">
            <text:p>0.006794620776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.026391" calcext:value-type="float">
            <text:p>30.026391</text:p>
          </table:table-cell>
          <table:table-cell office:value-type="float" office:value="37.890551" calcext:value-type="float">
            <text:p>37.890551</text:p>
          </table:table-cell>
          <table:table-cell office:value-type="float" office:value="30.826129" calcext:value-type="float">
            <text:p>30.826129</text:p>
          </table:table-cell>
          <table:table-cell office:value-type="float" office:value="0.0056091992833958" calcext:value-type="float">
            <text:p>0.0056091992833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.738093" calcext:value-type="float">
            <text:p>29.738093</text:p>
          </table:table-cell>
          <table:table-cell office:value-type="float" office:value="38.27517" calcext:value-type="float">
            <text:p>38.27517</text:p>
          </table:table-cell>
          <table:table-cell office:value-type="float" office:value="30.440157" calcext:value-type="float">
            <text:p>30.440157</text:p>
          </table:table-cell>
          <table:table-cell office:value-type="float" office:value="0.00503448274143256" calcext:value-type="float">
            <text:p>0.0050344827414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.735211" calcext:value-type="float">
            <text:p>29.735211</text:p>
          </table:table-cell>
          <table:table-cell office:value-type="float" office:value="38.292541" calcext:value-type="float">
            <text:p>38.292541</text:p>
          </table:table-cell>
          <table:table-cell office:value-type="float" office:value="30.433676" calcext:value-type="float">
            <text:p>30.433676</text:p>
          </table:table-cell>
          <table:table-cell office:value-type="float" office:value="0.00496640030639739" calcext:value-type="float">
            <text:p>0.0049664003063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.733747" calcext:value-type="float">
            <text:p>29.733747</text:p>
          </table:table-cell>
          <table:table-cell office:value-type="float" office:value="38.295563" calcext:value-type="float">
            <text:p>38.295563</text:p>
          </table:table-cell>
          <table:table-cell office:value-type="float" office:value="30.431039" calcext:value-type="float">
            <text:p>30.431039</text:p>
          </table:table-cell>
          <table:table-cell office:value-type="float" office:value="0.00495890274404741" calcext:value-type="float">
            <text:p>0.004958902744047</text:p>
          </table:table-cell>
          <table:table-cell table:number-columns-repeated="11"/>
        </table:table-row>
      </table:table>
      <table:table table:name="New_results" table:style-name="ta1">
        <table:table-column table:style-name="co1" table:default-cell-style-name="ce2"/>
        <table:table-column table:style-name="co1" table:default-cell-style-name="ce34"/>
        <table:table-column table:style-name="co1" table:default-cell-style-name="ce37"/>
        <table:table-column table:style-name="co1" table:default-cell-style-name="ce39"/>
        <table:table-column table:style-name="co1" table:number-columns-repeated="2" table:default-cell-style-name="ce33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8" office:value-type="string" calcext:value-type="string" table:number-columns-spanned="5" table:number-rows-spanned="1">
            <text:p>Piano</text:p>
          </table:table-cell>
          <table:covered-table-cell table:number-columns-repeated="2" table:style-name="ce7"/>
          <table:covered-table-cell table:style-name="ce12"/>
          <table:covered-table-cell table:style-name="ce40"/>
          <table:table-cell/>
          <table:table-cell table:style-name="ce16" office:value-type="string" calcext:value-type="string" table:number-columns-spanned="6" table:number-rows-spanned="1">
            <text:p>Average Result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Num partials</text:p>
          </table:table-cell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style-name="ce41" office:value-type="string" calcext:value-type="string">
            <text:p>Time</text:p>
          </table:table-cell>
          <table:table-cell/>
          <table:table-cell table:style-name="ce1" office:value-type="string" calcext:value-type="string">
            <text:p>Num partials</text:p>
          </table:table-cell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style-name="ce4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3" office:value-type="float" office:value="12.058522" calcext:value-type="float">
            <text:p>12.058522</text:p>
          </table:table-cell>
          <table:table-cell table:style-name="ce33" office:value-type="float" office:value="19.87783" calcext:value-type="float">
            <text:p>19.87783</text:p>
          </table:table-cell>
          <table:table-cell office:value-type="float" office:value="13.900278" calcext:value-type="float">
            <text:p>13.900278</text:p>
          </table:table-cell>
          <table:table-cell office:value-type="float" office:value="0.0188225786918372" calcext:value-type="float">
            <text:p>0.018822578691837</text:p>
          </table:table-cell>
          <table:table-cell office:value-type="float" office:value="153.110896111" calcext:value-type="float">
            <text:p>153.1108961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7" table:formula="of:=AVERAGE([.B3];[.B16];[.B29])" office:value-type="float" office:value="9.99761666666667" calcext:value-type="float">
            <text:p>9.99761666666667</text:p>
          </table:table-cell>
          <table:table-cell table:style-name="ce37" table:formula="of:=AVERAGE([.C3];[.C16];[.C29])" office:value-type="float" office:value="16.40013" calcext:value-type="float">
            <text:p>16.40013</text:p>
          </table:table-cell>
          <table:table-cell table:style-name="ce37" table:formula="of:=AVERAGE([.D3];[.D16];[.D29])" office:value-type="float" office:value="14.6239353333333" calcext:value-type="float">
            <text:p>14.6239353333333</text:p>
          </table:table-cell>
          <table:table-cell table:style-name="ce37" table:formula="of:=AVERAGE([.E3];[.E16];[.E29])" office:value-type="float" office:value="0.0337678423165263" calcext:value-type="float">
            <text:p>0.033767842316526</text:p>
          </table:table-cell>
          <table:table-cell table:style-name="ce37" table:formula="of:=AVERAGE([.F3];[.F16];[.F29])" office:value-type="float" office:value="185.049467007333" calcext:value-type="float">
            <text:p>185.049467007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3" office:value-type="float" office:value="22.586641" calcext:value-type="float">
            <text:p>22.586641</text:p>
          </table:table-cell>
          <table:table-cell table:style-name="ce33" office:value-type="float" office:value="26.992552" calcext:value-type="float">
            <text:p>26.992552</text:p>
          </table:table-cell>
          <table:table-cell office:value-type="float" office:value="24.687258" calcext:value-type="float">
            <text:p>24.687258</text:p>
          </table:table-cell>
          <table:table-cell office:value-type="float" office:value="0.00915118353255071" calcext:value-type="float">
            <text:p>0.009151183532551</text:p>
          </table:table-cell>
          <table:table-cell office:value-type="float" office:value="126.058068037" calcext:value-type="float">
            <text:p>126.05806803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7" table:formula="of:=AVERAGE([.B4];[.B17];[.B30])" office:value-type="float" office:value="24.7074843333333" calcext:value-type="float">
            <text:p>24.7074843333333</text:p>
          </table:table-cell>
          <table:table-cell table:style-name="ce37" table:formula="of:=AVERAGE([.C4];[.C17];[.C30])" office:value-type="float" office:value="30.3964776666667" calcext:value-type="float">
            <text:p>30.3964776666667</text:p>
          </table:table-cell>
          <table:table-cell table:style-name="ce37" table:formula="of:=AVERAGE([.D4];[.D17];[.D30])" office:value-type="float" office:value="27.8906886666667" calcext:value-type="float">
            <text:p>27.8906886666667</text:p>
          </table:table-cell>
          <table:table-cell table:style-name="ce37" table:formula="of:=AVERAGE([.E4];[.E17];[.E30])" office:value-type="float" office:value="0.0182317115554755" calcext:value-type="float">
            <text:p>0.018231711555476</text:p>
          </table:table-cell>
          <table:table-cell table:style-name="ce37" table:formula="of:=AVERAGE([.F4];[.F17];[.F30])" office:value-type="float" office:value="182.711731354333" calcext:value-type="float">
            <text:p>182.711731354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827044" calcext:value-type="float">
            <text:p>23.827044</text:p>
          </table:table-cell>
          <table:table-cell office:value-type="float" office:value="28.40466" calcext:value-type="float">
            <text:p>28.40466</text:p>
          </table:table-cell>
          <table:table-cell office:value-type="float" office:value="26.008207" calcext:value-type="float">
            <text:p>26.008207</text:p>
          </table:table-cell>
          <table:table-cell office:value-type="float" office:value="0.00644806843833434" calcext:value-type="float">
            <text:p>0.006448068438334</text:p>
          </table:table-cell>
          <table:table-cell office:value-type="float" office:value="130.305136919" calcext:value-type="float">
            <text:p>130.30513691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7" table:formula="of:=AVERAGE([.B5];[.B18];[.B31])" office:value-type="float" office:value="24.2832413333333" calcext:value-type="float">
            <text:p>24.2832413333333</text:p>
          </table:table-cell>
          <table:table-cell table:style-name="ce37" table:formula="of:=AVERAGE([.C5];[.C18];[.C31])" office:value-type="float" office:value="29.740617" calcext:value-type="float">
            <text:p>29.740617</text:p>
          </table:table-cell>
          <table:table-cell table:style-name="ce37" table:formula="of:=AVERAGE([.D5];[.D18];[.D31])" office:value-type="float" office:value="26.609734" calcext:value-type="float">
            <text:p>26.609734</text:p>
          </table:table-cell>
          <table:table-cell table:style-name="ce37" table:formula="of:=AVERAGE([.E5];[.E18];[.E31])" office:value-type="float" office:value="0.0111290829991703" calcext:value-type="float">
            <text:p>0.01112908299917</text:p>
          </table:table-cell>
          <table:table-cell table:style-name="ce37" table:formula="of:=AVERAGE([.F5];[.F18];[.F31])" office:value-type="float" office:value="194.527250369333" calcext:value-type="float">
            <text:p>194.527250369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2991" calcext:value-type="float">
            <text:p>23.2991</text:p>
          </table:table-cell>
          <table:table-cell office:value-type="float" office:value="28.581412" calcext:value-type="float">
            <text:p>28.581412</text:p>
          </table:table-cell>
          <table:table-cell office:value-type="float" office:value="24.935241" calcext:value-type="float">
            <text:p>24.935241</text:p>
          </table:table-cell>
          <table:table-cell office:value-type="float" office:value="0.00521351049069533" calcext:value-type="float">
            <text:p>0.005213510490695</text:p>
          </table:table-cell>
          <table:table-cell office:value-type="float" office:value="141.172328949" calcext:value-type="float">
            <text:p>141.17232894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37" table:formula="of:=AVERAGE([.B6];[.B19];[.B32])" office:value-type="float" office:value="23.6796953333333" calcext:value-type="float">
            <text:p>23.6796953333333</text:p>
          </table:table-cell>
          <table:table-cell table:style-name="ce37" table:formula="of:=AVERAGE([.C6];[.C19];[.C32])" office:value-type="float" office:value="30.1048233333333" calcext:value-type="float">
            <text:p>30.1048233333333</text:p>
          </table:table-cell>
          <table:table-cell table:style-name="ce37" table:formula="of:=AVERAGE([.D6];[.D19];[.D32])" office:value-type="float" office:value="25.443592" calcext:value-type="float">
            <text:p>25.443592</text:p>
          </table:table-cell>
          <table:table-cell table:style-name="ce37" table:formula="of:=AVERAGE([.E6];[.E19];[.E32])" office:value-type="float" office:value="0.00793012487786868" calcext:value-type="float">
            <text:p>0.007930124877869</text:p>
          </table:table-cell>
          <table:table-cell table:style-name="ce37" table:formula="of:=AVERAGE([.F6];[.F19];[.F32])" office:value-type="float" office:value="212.900664329667" calcext:value-type="float">
            <text:p>212.900664329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5" office:value-type="float" office:value="23.338349" calcext:value-type="float">
            <text:p>23.338349</text:p>
          </table:table-cell>
          <table:table-cell office:value-type="float" office:value="29.519087" calcext:value-type="float">
            <text:p>29.519087</text:p>
          </table:table-cell>
          <table:table-cell office:value-type="float" office:value="24.620366" calcext:value-type="float">
            <text:p>24.620366</text:p>
          </table:table-cell>
          <table:table-cell table:style-name="ce35" office:value-type="float" office:value="0.0044029944799727" calcext:value-type="float">
            <text:p>0.004402994479973</text:p>
          </table:table-cell>
          <table:table-cell table:style-name="ce35" office:value-type="float" office:value="173.68637085" calcext:value-type="float">
            <text:p>173.6863708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37" table:formula="of:=AVERAGE([.B7];[.B20];[.B33])" office:value-type="float" office:value="24.348111" calcext:value-type="float">
            <text:p>24.348111</text:p>
          </table:table-cell>
          <table:table-cell table:style-name="ce37" table:formula="of:=AVERAGE([.C7];[.C20];[.C33])" office:value-type="float" office:value="31.2767006666667" calcext:value-type="float">
            <text:p>31.2767006666667</text:p>
          </table:table-cell>
          <table:table-cell table:style-name="ce37" table:formula="of:=AVERAGE([.D7];[.D20];[.D33])" office:value-type="float" office:value="25.4687843333333" calcext:value-type="float">
            <text:p>25.4687843333333</text:p>
          </table:table-cell>
          <table:table-cell table:style-name="ce37" table:formula="of:=AVERAGE([.E7];[.E20];[.E33])" office:value-type="float" office:value="0.00596334821102962" calcext:value-type="float">
            <text:p>0.00596334821103</text:p>
          </table:table-cell>
          <table:table-cell table:style-name="ce37" table:formula="of:=AVERAGE([.F7];[.F20];[.F33])" office:value-type="float" office:value="244.098427295667" calcext:value-type="float">
            <text:p>244.098427295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207559" calcext:value-type="float">
            <text:p>23.207559</text:p>
          </table:table-cell>
          <table:table-cell office:value-type="float" office:value="29.639245" calcext:value-type="float">
            <text:p>29.639245</text:p>
          </table:table-cell>
          <table:table-cell office:value-type="float" office:value="24.358077" calcext:value-type="float">
            <text:p>24.358077</text:p>
          </table:table-cell>
          <table:table-cell table:style-name="ce35" office:value-type="float" office:value="0.00391115655898467" calcext:value-type="float">
            <text:p>0.003911156558985</text:p>
          </table:table-cell>
          <table:table-cell table:style-name="ce35" office:value-type="float" office:value="211.140995026" calcext:value-type="float">
            <text:p>211.14099502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37" table:formula="of:=AVERAGE([.B8];[.B21];[.B34])" office:value-type="float" office:value="24.0018153333333" calcext:value-type="float">
            <text:p>24.0018153333333</text:p>
          </table:table-cell>
          <table:table-cell table:style-name="ce37" table:formula="of:=AVERAGE([.C8];[.C21];[.C34])" office:value-type="float" office:value="31.18526" calcext:value-type="float">
            <text:p>31.18526</text:p>
          </table:table-cell>
          <table:table-cell table:style-name="ce37" table:formula="of:=AVERAGE([.D8];[.D21];[.D34])" office:value-type="float" office:value="25.0828076666667" calcext:value-type="float">
            <text:p>25.0828076666667</text:p>
          </table:table-cell>
          <table:table-cell table:style-name="ce37" table:formula="of:=AVERAGE([.E8];[.E21];[.E34])" office:value-type="float" office:value="0.00500870731989831" calcext:value-type="float">
            <text:p>0.005008707319898</text:p>
          </table:table-cell>
          <table:table-cell table:style-name="ce37" table:formula="of:=AVERAGE([.F8];[.F21];[.F34])" office:value-type="float" office:value="273.433251699" calcext:value-type="float">
            <text:p>273.433251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173699" calcext:value-type="float">
            <text:p>23.173699</text:p>
          </table:table-cell>
          <table:table-cell office:value-type="float" office:value="29.622971" calcext:value-type="float">
            <text:p>29.622971</text:p>
          </table:table-cell>
          <table:table-cell office:value-type="float" office:value="24.31974" calcext:value-type="float">
            <text:p>24.31974</text:p>
          </table:table-cell>
          <table:table-cell table:style-name="ce35" office:value-type="float" office:value="0.00387314053362045" calcext:value-type="float">
            <text:p>0.00387314053362</text:p>
          </table:table-cell>
          <table:table-cell table:style-name="ce35" office:value-type="float" office:value="250.91319418" calcext:value-type="float">
            <text:p>250.9131941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37" table:formula="of:=AVERAGE([.B9];[.B22];[.B35])" office:value-type="float" office:value="24.092745" calcext:value-type="float">
            <text:p>24.092745</text:p>
          </table:table-cell>
          <table:table-cell table:style-name="ce37" table:formula="of:=AVERAGE([.C9];[.C22];[.C35])" office:value-type="float" office:value="31.430607" calcext:value-type="float">
            <text:p>31.430607</text:p>
          </table:table-cell>
          <table:table-cell table:style-name="ce37" table:formula="of:=AVERAGE([.D9];[.D22];[.D35])" office:value-type="float" office:value="25.10928" calcext:value-type="float">
            <text:p>25.10928</text:p>
          </table:table-cell>
          <table:table-cell table:style-name="ce37" table:formula="of:=AVERAGE([.E9];[.E22];[.E35])" office:value-type="float" office:value="0.00464476739236762" calcext:value-type="float">
            <text:p>0.004644767392368</text:p>
          </table:table-cell>
          <table:table-cell table:style-name="ce37" table:formula="of:=AVERAGE([.F9];[.F22];[.F35])" office:value-type="float" office:value="320.051059723" calcext:value-type="float">
            <text:p>320.051059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5" office:value-type="float" office:value="23.236641" calcext:value-type="float">
            <text:p>23.236641</text:p>
          </table:table-cell>
          <table:table-cell office:value-type="float" office:value="29.647146" calcext:value-type="float">
            <text:p>29.647146</text:p>
          </table:table-cell>
          <table:table-cell office:value-type="float" office:value="24.396088" calcext:value-type="float">
            <text:p>24.396088</text:p>
          </table:table-cell>
          <table:table-cell table:style-name="ce35" office:value-type="float" office:value="0.00386295664037273" calcext:value-type="float">
            <text:p>0.003862956640373</text:p>
          </table:table-cell>
          <table:table-cell table:style-name="ce35" office:value-type="float" office:value="297.808277845" calcext:value-type="float">
            <text:p>297.80827784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37" table:formula="of:=AVERAGE([.B10];[.B23];[.B36])" office:value-type="float" office:value="24.070195" calcext:value-type="float">
            <text:p>24.070195</text:p>
          </table:table-cell>
          <table:table-cell table:style-name="ce37" table:formula="of:=AVERAGE([.C10];[.C23];[.C36])" office:value-type="float" office:value="31.3200686666667" calcext:value-type="float">
            <text:p>31.3200686666667</text:p>
          </table:table-cell>
          <table:table-cell table:style-name="ce37" table:formula="of:=AVERAGE([.D10];[.D23];[.D36])" office:value-type="float" office:value="25.0990066666667" calcext:value-type="float">
            <text:p>25.0990066666667</text:p>
          </table:table-cell>
          <table:table-cell table:style-name="ce37" table:formula="of:=AVERAGE([.E10];[.E23];[.E36])" office:value-type="float" office:value="0.00464388146320925" calcext:value-type="float">
            <text:p>0.004643881463209</text:p>
          </table:table-cell>
          <table:table-cell table:style-name="ce37" table:formula="of:=AVERAGE([.F10];[.F23];[.F36])" office:value-type="float" office:value="371.092248996" calcext:value-type="float">
            <text:p>371.092248996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 table:style-name="ce15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um partials</text:p>
          </table:table-cell>
          <table:table-cell table:style-name="ce18" office:value-type="string" calcext:value-type="string" table:number-columns-spanned="5" table:number-rows-spanned="1">
            <text:p>Guitar</text:p>
          </table:table-cell>
          <table:covered-table-cell table:number-columns-repeated="2" table:style-name="ce7"/>
          <table:covered-table-cell table:style-name="ce14"/>
          <table:covered-table-cell table:style-name="ce15"/>
          <table:table-cell table:number-columns-repeated="7"/>
        </table:table-row>
        <table:table-row table:style-name="ro1">
          <table:covered-table-cell table:style-name="Default"/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style-name="ce41"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float" office:value="9.764678" calcext:value-type="float">
            <text:p>9.764678</text:p>
          </table:table-cell>
          <table:table-cell table:style-name="ce38" office:value-type="float" office:value="18.2577" calcext:value-type="float">
            <text:p>18.2577</text:p>
          </table:table-cell>
          <table:table-cell office:value-type="float" office:value="12.12962" calcext:value-type="float">
            <text:p>12.12962</text:p>
          </table:table-cell>
          <table:table-cell office:value-type="float" office:value="0.0237174218954886" calcext:value-type="float">
            <text:p>0.023717421895489</text:p>
          </table:table-cell>
          <table:table-cell office:value-type="float" office:value="185.687196016" calcext:value-type="float">
            <text:p>185.6871960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820464" calcext:value-type="float">
            <text:p>19.820464</text:p>
          </table:table-cell>
          <table:table-cell office:value-type="float" office:value="27.287366" calcext:value-type="float">
            <text:p>27.287366</text:p>
          </table:table-cell>
          <table:table-cell office:value-type="float" office:value="25.129986" calcext:value-type="float">
            <text:p>25.129986</text:p>
          </table:table-cell>
          <table:table-cell office:value-type="float" office:value="0.0196112843844629" calcext:value-type="float">
            <text:p>0.019611284384463</text:p>
          </table:table-cell>
          <table:table-cell office:value-type="float" office:value="180.319442987" calcext:value-type="float">
            <text:p>180.319442987</text:p>
          </table:table-cell>
          <table:table-cell table:number-columns-repeated="2"/>
          <table:table-cell table:style-name="ce16" office:value-type="string" calcext:value-type="string">
            <text:p>Method</text:p>
          </table:table-cell>
          <table:table-cell table:style-name="ce53" office:value-type="string" calcext:value-type="string" table:number-columns-spanned="3" table:number-rows-spanned="1">
            <text:p>Average execution Time (min)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253289" calcext:value-type="float">
            <text:p>17.253289</text:p>
          </table:table-cell>
          <table:table-cell office:value-type="float" office:value="24.790741" calcext:value-type="float">
            <text:p>24.790741</text:p>
          </table:table-cell>
          <table:table-cell office:value-type="float" office:value="18.157653" calcext:value-type="float">
            <text:p>18.157653</text:p>
          </table:table-cell>
          <table:table-cell office:value-type="float" office:value="0.0147660408001268" calcext:value-type="float">
            <text:p>0.014766040800127</text:p>
          </table:table-cell>
          <table:table-cell office:value-type="float" office:value="200.69532609" calcext:value-type="float">
            <text:p>200.69532609</text:p>
          </table:table-cell>
          <table:table-cell table:number-columns-repeated="2"/>
          <table:table-cell table:style-name="ce51" office:value-type="string" calcext:value-type="string">
            <text:p>Sparse GP</text:p>
          </table:table-cell>
          <table:table-cell table:style-name="ce54" table:formula="of:=[.M9]/60" office:value-type="float" office:value="5.33418432871667" calcext:value-type="float" table:number-columns-spanned="3" table:number-rows-spanned="1">
            <text:p>5.33418432871667</text:p>
          </table:table-cell>
          <table:covered-table-cell table:number-columns-repeated="2" table:style-name="ce5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040234" calcext:value-type="float">
            <text:p>16.040234</text:p>
          </table:table-cell>
          <table:table-cell office:value-type="float" office:value="25.350818" calcext:value-type="float">
            <text:p>25.350818</text:p>
          </table:table-cell>
          <table:table-cell office:value-type="float" office:value="17.660581" calcext:value-type="float">
            <text:p>17.660581</text:p>
          </table:table-cell>
          <table:table-cell office:value-type="float" office:value="0.012068490455038" calcext:value-type="float">
            <text:p>0.012068490455038</text:p>
          </table:table-cell>
          <table:table-cell office:value-type="float" office:value="212.076956034" calcext:value-type="float">
            <text:p>212.076956034</text:p>
          </table:table-cell>
          <table:table-cell table:number-columns-repeated="2"/>
          <table:table-cell table:style-name="ce51" office:value-type="string" calcext:value-type="string">
            <text:p>Full GP</text:p>
          </table:table-cell>
          <table:table-cell table:style-name="ce55" table:formula="of:=AVERAGE([.J28];[.J29];[.J30])/60" office:value-type="float" office:value="284.214450865" calcext:value-type="float" table:number-columns-spanned="3" table:number-rows-spanned="1">
            <text:p>284.214450865</text:p>
          </table:table-cell>
          <table:covered-table-cell table:number-columns-repeated="2" table:style-name="ce57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5299" calcext:value-type="float">
            <text:p>17.85299</text:p>
          </table:table-cell>
          <table:table-cell office:value-type="float" office:value="25.870809" calcext:value-type="float">
            <text:p>25.870809</text:p>
          </table:table-cell>
          <table:table-cell office:value-type="float" office:value="18.740529" calcext:value-type="float">
            <text:p>18.740529</text:p>
          </table:table-cell>
          <table:table-cell table:style-name="ce35" office:value-type="float" office:value="0.00831704728754656" calcext:value-type="float">
            <text:p>0.008317047287547</text:p>
          </table:table-cell>
          <table:table-cell table:style-name="ce35" office:value-type="float" office:value="237.785891056" calcext:value-type="float">
            <text:p>237.785891056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196387" calcext:value-type="float">
            <text:p>17.196387</text:p>
          </table:table-cell>
          <table:table-cell office:value-type="float" office:value="25.102915" calcext:value-type="float">
            <text:p>25.102915</text:p>
          </table:table-cell>
          <table:table-cell office:value-type="float" office:value="18.239914" calcext:value-type="float">
            <text:p>18.239914</text:p>
          </table:table-cell>
          <table:table-cell table:style-name="ce35" office:value-type="float" office:value="0.00663769704393606" calcext:value-type="float">
            <text:p>0.006637697043936</text:p>
          </table:table-cell>
          <table:table-cell table:style-name="ce35" office:value-type="float" office:value="264.866718054" calcext:value-type="float">
            <text:p>264.866718054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9101" calcext:value-type="float">
            <text:p>17.59101</text:p>
          </table:table-cell>
          <table:table-cell office:value-type="float" office:value="25.946982" calcext:value-type="float">
            <text:p>25.946982</text:p>
          </table:table-cell>
          <table:table-cell office:value-type="float" office:value="18.438821" calcext:value-type="float">
            <text:p>18.438821</text:p>
          </table:table-cell>
          <table:table-cell table:style-name="ce35" office:value-type="float" office:value="0.00570906759340622" calcext:value-type="float">
            <text:p>0.005709067593406</text:p>
          </table:table-cell>
          <table:table-cell table:style-name="ce35" office:value-type="float" office:value="313.32336092" calcext:value-type="float">
            <text:p>313.32336092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48121" calcext:value-type="float">
            <text:p>17.548121</text:p>
          </table:table-cell>
          <table:table-cell office:value-type="float" office:value="25.892149" calcext:value-type="float">
            <text:p>25.892149</text:p>
          </table:table-cell>
          <table:table-cell office:value-type="float" office:value="18.402411" calcext:value-type="float">
            <text:p>18.402411</text:p>
          </table:table-cell>
          <table:table-cell table:style-name="ce35" office:value-type="float" office:value="0.00570378339962336" calcext:value-type="float">
            <text:p>0.005703783399623</text:p>
          </table:table-cell>
          <table:table-cell table:style-name="ce35" office:value-type="float" office:value="359.230652094" calcext:value-type="float">
            <text:p>359.230652094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3">
          <table:table-cell table:style-name="Default" table:number-columns-repeated="6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um partials</text:p>
          </table:table-cell>
          <table:table-cell table:style-name="ce18" office:value-type="string" calcext:value-type="string" table:number-columns-spanned="5" table:number-rows-spanned="1">
            <text:p>Clarinet</text:p>
          </table:table-cell>
          <table:covered-table-cell table:style-name="ce7"/>
          <table:covered-table-cell table:style-name="ce11"/>
          <table:covered-table-cell table:style-name="ce14"/>
          <table:covered-table-cell table:style-name="Default"/>
          <table:table-cell table:number-columns-repeated="2"/>
          <table:table-cell table:style-name="ce52" office:value-type="string" calcext:value-type="string">
            <text:p>Instrument</text:p>
          </table:table-cell>
          <table:table-cell table:style-name="ce56" office:value-type="string" calcext:value-type="string" table:number-columns-spanned="2" table:number-rows-spanned="1">
            <text:p>Full GP execution time</text:p>
          </table:table-cell>
          <table:covered-table-cell table:style-name="ce58"/>
          <table:table-cell table:number-columns-repeated="2"/>
        </table:table-row>
        <table:table-row table:style-name="ro1">
          <table:covered-table-cell table:style-name="Default"/>
          <table:table-cell table:style-name="ce4" office:value-type="string" calcext:value-type="string">
            <text:p>SDR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SAR</text:p>
          </table:table-cell>
          <table:table-cell table:style-name="ce18" office:value-type="string" calcext:value-type="string">
            <text:p>RMSE</text:p>
          </table:table-cell>
          <table:table-cell table:style-name="ce41"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Piano</text:p>
          </table:table-cell>
          <table:table-cell table:style-name="ce13" office:value-type="float" office:value="17397.675251" calcext:value-type="float">
            <text:p>17397.6752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float" office:value="8.16965" calcext:value-type="float">
            <text:p>8.16965</text:p>
          </table:table-cell>
          <table:table-cell table:style-name="ce38" office:value-type="float" office:value="11.06486" calcext:value-type="float">
            <text:p>11.06486</text:p>
          </table:table-cell>
          <table:table-cell office:value-type="float" office:value="17.841908" calcext:value-type="float">
            <text:p>17.841908</text:p>
          </table:table-cell>
          <table:table-cell office:value-type="float" office:value="0.0587635263622531" calcext:value-type="float">
            <text:p>0.058763526362253</text:p>
          </table:table-cell>
          <table:table-cell office:value-type="float" office:value="216.350308895" calcext:value-type="float">
            <text:p>216.350308895</text:p>
          </table:table-cell>
          <table:table-cell table:number-columns-repeated="2"/>
          <table:table-cell office:value-type="string" calcext:value-type="string">
            <text:p>Guitar</text:p>
          </table:table-cell>
          <table:table-cell table:style-name="ce13" office:value-type="float" office:value="15176.0299158" calcext:value-type="float">
            <text:p>15176.02991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715348" calcext:value-type="float">
            <text:p>31.715348</text:p>
          </table:table-cell>
          <table:table-cell office:value-type="float" office:value="36.909515" calcext:value-type="float">
            <text:p>36.909515</text:p>
          </table:table-cell>
          <table:table-cell office:value-type="float" office:value="33.854822" calcext:value-type="float">
            <text:p>33.854822</text:p>
          </table:table-cell>
          <table:table-cell office:value-type="float" office:value="0.0259326667494128" calcext:value-type="float">
            <text:p>0.025932666749413</text:p>
          </table:table-cell>
          <table:table-cell office:value-type="float" office:value="241.757683039" calcext:value-type="float">
            <text:p>241.757683039</text:p>
          </table:table-cell>
          <table:table-cell table:number-columns-repeated="2"/>
          <table:table-cell office:value-type="string" calcext:value-type="string">
            <text:p>Clarinet</text:p>
          </table:table-cell>
          <table:table-cell table:style-name="ce13" office:value-type="float" office:value="18584.8959889" calcext:value-type="float">
            <text:p>18584.89598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769391" calcext:value-type="float">
            <text:p>31.769391</text:p>
          </table:table-cell>
          <table:table-cell office:value-type="float" office:value="36.02645" calcext:value-type="float">
            <text:p>36.02645</text:p>
          </table:table-cell>
          <table:table-cell office:value-type="float" office:value="35.663342" calcext:value-type="float">
            <text:p>35.663342</text:p>
          </table:table-cell>
          <table:table-cell office:value-type="float" office:value="0.0121731397590497" calcext:value-type="float">
            <text:p>0.01217313975905</text:p>
          </table:table-cell>
          <table:table-cell office:value-type="float" office:value="252.581288099" calcext:value-type="float">
            <text:p>252.58128809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699752" calcext:value-type="float">
            <text:p>31.699752</text:p>
          </table:table-cell>
          <table:table-cell office:value-type="float" office:value="36.38224" calcext:value-type="float">
            <text:p>36.38224</text:p>
          </table:table-cell>
          <table:table-cell office:value-type="float" office:value="33.734954" calcext:value-type="float">
            <text:p>33.734954</text:p>
          </table:table-cell>
          <table:table-cell office:value-type="float" office:value="0.00650837368787272" calcext:value-type="float">
            <text:p>0.006508373687873</text:p>
          </table:table-cell>
          <table:table-cell office:value-type="float" office:value="285.452708006" calcext:value-type="float">
            <text:p>285.45270800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852994" calcext:value-type="float">
            <text:p>31.852994</text:p>
          </table:table-cell>
          <table:table-cell office:value-type="float" office:value="38.440206" calcext:value-type="float">
            <text:p>38.440206</text:p>
          </table:table-cell>
          <table:table-cell office:value-type="float" office:value="33.045458" calcext:value-type="float">
            <text:p>33.045458</text:p>
          </table:table-cell>
          <table:table-cell table:style-name="ce35" office:value-type="float" office:value="0.0051700028655696" calcext:value-type="float">
            <text:p>0.00517000286557</text:p>
          </table:table-cell>
          <table:table-cell table:style-name="ce35" office:value-type="float" office:value="320.823019981" calcext:value-type="float">
            <text:p>320.82301998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015" calcext:value-type="float">
            <text:p>31.6015</text:p>
          </table:table-cell>
          <table:table-cell office:value-type="float" office:value="38.81362" calcext:value-type="float">
            <text:p>38.81362</text:p>
          </table:table-cell>
          <table:table-cell office:value-type="float" office:value="32.650432" calcext:value-type="float">
            <text:p>32.650432</text:p>
          </table:table-cell>
          <table:table-cell table:style-name="ce35" office:value-type="float" office:value="0.00447726835677419" calcext:value-type="float">
            <text:p>0.004477268356774</text:p>
          </table:table-cell>
          <table:table-cell table:style-name="ce35" office:value-type="float" office:value="344.292042017" calcext:value-type="float">
            <text:p>344.29204201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513526" calcext:value-type="float">
            <text:p>31.513526</text:p>
          </table:table-cell>
          <table:table-cell office:value-type="float" office:value="38.721868" calcext:value-type="float">
            <text:p>38.721868</text:p>
          </table:table-cell>
          <table:table-cell office:value-type="float" office:value="32.569279" calcext:value-type="float">
            <text:p>32.569279</text:p>
          </table:table-cell>
          <table:table-cell table:style-name="ce35" office:value-type="float" office:value="0.00435209405007619" calcext:value-type="float">
            <text:p>0.004352094050076</text:p>
          </table:table-cell>
          <table:table-cell table:style-name="ce35" office:value-type="float" office:value="395.916624069" calcext:value-type="float">
            <text:p>395.9166240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425823" calcext:value-type="float">
            <text:p>31.425823</text:p>
          </table:table-cell>
          <table:table-cell office:value-type="float" office:value="38.420911" calcext:value-type="float">
            <text:p>38.420911</text:p>
          </table:table-cell>
          <table:table-cell office:value-type="float" office:value="32.498521" calcext:value-type="float">
            <text:p>32.498521</text:p>
          </table:table-cell>
          <table:table-cell table:style-name="ce35" office:value-type="float" office:value="0.00436490434963166" calcext:value-type="float">
            <text:p>0.004364904349632</text:p>
          </table:table-cell>
          <table:table-cell table:style-name="ce35" office:value-type="float" office:value="456.237817049" calcext:value-type="float">
            <text:p>456.23781704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1:48:44.493935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05:47.502016648</meta:creation-date>
    <dc:date>2018-11-05T11:49:00.996403552</dc:date>
    <meta:editing-duration>PT9H53M4S</meta:editing-duration>
    <meta:editing-cycles>41</meta:editing-cycles>
    <meta:generator>LibreOffice/6.0.3.2$Linux_X86_64 LibreOffice_project/00m0$Build-2</meta:generator>
    <meta:document-statistic meta:table-count="2" meta:cell-count="409" meta:object-count="0"/>
  </office:meta>
</office:document-meta>
</file>